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144cm" fo:min-width="9.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5.057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5.057cm"/>
    </style:style>
    <style:style style:name="pr7" style:family="presentation" style:parent-style-name="Predeterminado_5f_-subtitle" style:list-style-name="L1">
      <style:graphic-properties draw:fill-color="#ffffff" draw:textarea-vertical-align="top" draw:auto-grow-height="true" fo:min-height="18.101cm"/>
    </style:style>
    <style:style style:name="pr8" style:family="presentation" style:parent-style-name="Predeterminado_5f_-subtitle" style:list-style-name="L1">
      <style:graphic-properties draw:fill-color="#ffffff" draw:textarea-vertical-align="top" draw:auto-grow-height="true" fo:min-height="15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.409cm" fo:margin-bottom="0.409cm" fo:text-align="start"/>
    </style:style>
    <style:style style:name="P7" style:family="paragraph">
      <style:paragraph-properties fo:margin-top="0.409cm" fo:margin-bottom="0.409cm" fo:text-align="start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header>
                <text:p text:style-name="P1"><text:span text:style-name="T1">ENTRADAS Y SALIDAS CON FICHEROS</text:span></text:p>
              </text:list-header>
            </text:list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Librerías a incluir</text:span></text:p>
              </text:list-item>
              <text:list-item>
                <text:p text:style-name="P3"><text:span text:style-name="T2">Construcción de objetos y apertura de archivos</text:span></text:p>
              </text:list-item>
              <text:list-item>
                <text:p text:style-name="P3"><text:span text:style-name="T2">Destrucción de objetos</text:span></text:p>
              </text:list-item>
              <text:list-item>
                <text:p text:style-name="P3"><text:span text:style-name="T2">Sintaxis</text:span></text:p>
              </text:list-item>
              <text:list-item>
                <text:p text:style-name="P3"><text:span text:style-name="T2">Programas propuestos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header>
                <text:p text:style-name="P1"><text:span text:style-name="T1">LIBRERÍAS A INCLUIR</text:span></text:p>
              </text:list-header>
            </text:list>
          </draw:text-box>
        </draw:frame>
        <draw:frame presentation:style-name="pr4" draw:text-style-name="P7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6"><text:span text:style-name="T2">Necesitamos incluir las siguiente librerias:</text:span></text:p>
              </text:list-item>
            </text:list>
            <text:p text:style-name="P6"><text:span text:style-name="T2"><text:tab/></text:span><text:span text:style-name="T2"><text:tab/></text:span><text:span text:style-name="T2">#include &lt;ofstream&gt;</text:span><text:span text:style-name="T2"><text:tab/></text:span><text:span text:style-name="T2"><text:tab/></text:span><text:span text:style-name="T2">Escribir</text:span></text:p>
            <text:p text:style-name="P6"><text:span text:style-name="T2"><text:tab/></text:span><text:span text:style-name="T2"><text:tab/></text:span><text:span text:style-name="T2">#include &lt;ifstream&gt;</text:span><text:span text:style-name="T2"><text:tab/></text:span><text:span text:style-name="T2"><text:tab/></text:span><text:span text:style-name="T2">Leer</text:span></text:p>
            <text:p text:style-name="P6"><text:span text:style-name="T2"><text:tab/></text:span><text:span text:style-name="T2"><text:tab/></text:span><text:span text:style-name="T2">#include &lt;fstream&gt;</text:span><text:span text:style-name="T2"><text:tab/></text:span><text:span text:style-name="T2"><text:tab/></text:span><text:span text:style-name="T2">Leer y escribir</text:span></text:p>
            <text:p text:style-name="P6"><text:span text:style-name="T2"/></text:p>
            <text:list text:style-name="L3">
              <text:list-header>
                <text:p text:style-name="P6"><text:span text:style-name="T2"/></text:p>
              </text:list-header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header>
                <text:p text:style-name="P1"><text:span text:style-name="T1">CONSTRUCCIÓN DE OBJETOS</text:span></text:p>
              </text:list-header>
            </text:list>
          </draw:text-box>
        </draw:frame>
        <draw:frame presentation:style-name="pr5" draw:text-style-name="P4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3"><text:span text:style-name="T2">Hay que declarar objetos miembro de esas clas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ara leer del fichero: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text:span text:style-name="T2"><text:tab/></text:span><text:span text:style-name="T2">ifstream nombre_objeto;</text:span></text:p>
            <text:p text:style-name="P3"><text:span text:style-name="T2"><text:tab/></text:span><text:span text:style-name="T2"><text:tab/></text:span><text:span text:style-name="T2">nombre_objeto.open ("example.dat");</text:span></text:p>
            <text:p text:style-name="P3"><text:span text:style-name="T2"/></text:p>
            <text:p text:style-name="P6"><text:span text:style-name="T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6"><text:span text:style-name="T2">Para escribir en el fichero: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2"><text:tab/></text:span><text:span text:style-name="T2"><text:tab/></text:span><text:span text:style-name="T2">ofstream nombre_objeto;</text:span></text:p>
            <text:p text:style-name="P6"><text:span text:style-name="T2"><text:tab/></text:span><text:span text:style-name="T2"><text:tab/></text:span><text:span text:style-name="T2">nombre_objeto.open ("example.dat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header>
                <text:p text:style-name="P1"><text:span text:style-name="T1">DESTRUCCIÓN DE OBJETOS</text:span></text:p>
              </text:list-header>
            </text:list>
          </draw:text-box>
        </draw:frame>
        <draw:frame presentation:style-name="pr6" draw:text-style-name="P4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3"><text:span text:style-name="T2">Al terminar de leer o escribir en el fichero hay que cerrar (destruir) el objeto.</text:span></text:p>
              </text:list-item>
            </text:list>
            <text:p text:style-name="P3"><text:span text:style-name="T2"><text:tab/></text:span><text:span text:style-name="T2"><text:tab/></text:span><text:span text:style-name="T2">nombre_objeto.close();</text:span></text:p>
          </draw:text-box>
        </draw:frame>
        <draw:custom-shape draw:style-name="gr2" draw:text-style-name="P9" xml:id="id1" draw:id="id1" draw:layer="layout" svg:width="13.8cm" svg:height="4.8cm" svg:x="11.1cm" svg:y="8.1cm">
          <text:p text:style-name="P8"><text:span text:style-name="T3">Siempre antes de cerrar el programa</text:span></text:p>
          <text:p text:style-name="P8"><text:span text:style-name="T3">(return 0;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8" xml:id="id2" draw:id="id2" draw:layer="layout" svg:width="2.799cm" svg:height="0.799cm" svg:x="14.9cm" svg:y="7.3cm" svg:viewBox="0 0 2800 800" draw:points="2800,8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header>
                <text:p text:style-name="P1"><text:span text:style-name="T1">SINTAXIS</text:span></text:p>
              </text:list-header>
            </text:list>
          </draw:text-box>
        </draw:frame>
        <draw:frame presentation:style-name="pr7" draw:text-style-name="P4" draw:layer="layout" svg:width="22.2cm" svg:height="18.101cm" svg:x="2.9cm" svg:y="4cm" presentation:class="subtitle" presentation:user-transformed="true">
          <draw:text-box>
            <text:list text:style-name="L1">
              <text:list-item>
                <text:p text:style-name="P3"><text:span text:style-name="T2">La sintaxis es idéntica a la de </text:span><text:span text:style-name="T4">cin</text:span><text:span text:style-name="T2"> y </text:span><text:span text:style-name="T4">cout</text:span><text:span text:style-name="T5">.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Para escribir en un fichero (abierto para escritura):</text:span></text:p>
              </text:list-item>
            </text:list>
            <text:p text:style-name="P3"><text:span text:style-name="T2"><text:tab/></text:span><text:span text:style-name="T2"><text:tab/></text:span><text:span text:style-name="T2">nombre_objeto &lt;&lt; “frase” &lt;&lt; endl;</text:span></text:p>
            <text:p text:style-name="P3"><text:span text:style-name="T2"><text:tab/></text:span><text:span text:style-name="T2"><text:tab/></text:span><text:span text:style-name="T2">nombre_objeto &lt;&lt; nombre_variable &lt;&lt; endl;</text:span></text:p>
            <text:p text:style-name="P3"><text:span text:style-name="T2"/></text:p>
            <text:list text:style-name="L3">
              <text:list-item>
                <text:p text:style-name="P3"><text:span text:style-name="T2">Para leer de un fichero:</text:span></text:p>
              </text:list-item>
            </text:list>
            <text:p text:style-name="P3"><text:span text:style-name="T2"><text:tab/></text:span><text:span text:style-name="T2"><text:tab/></text:span><text:span text:style-name="T2">nombre_objeto &gt;&gt; variable1 &gt;&gt; variable2;</text:span></text:p>
            <text:p text:style-name="P3"><text:span text:style-name="T2"/></text:p>
            <text:list text:continue-numbering="true" text:style-name="L3">
              <text:list-item>
                <text:list>
                  <text:list-item>
                    <text:p text:style-name="P3"><text:span text:style-name="T6">Podemos</text:span><text:span text:style-name="T2"> leer una línea completa haciendo uso del comando siguiente:</text:span></text:p>
                  </text:list-item>
                </text:list>
              </text:list-item>
            </text:list>
            <text:p text:style-name="P3"><text:span text:style-name="T2"><text:tab/></text:span><text:span text:style-name="T2"><text:tab/></text:span><text:span text:style-name="T2">getline(nombre_objeto,nombre_variable);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header>
                <text:p text:style-name="P1"><text:span text:style-name="T1">PROGRAMAS PROPUESTOS</text:span></text:p>
              </text:list-header>
            </text:list>
          </draw:text-box>
        </draw:frame>
        <draw:frame presentation:style-name="pr8" draw:text-style-name="P4" draw:layer="layout" svg:width="22.2cm" svg:height="15cm" svg:x="2.9cm" svg:y="4cm" presentation:class="subtitle" presentation:user-transformed="true">
          <draw:text-box>
            <text:list text:style-name="L1">
              <text:list-item>
                <text:p text:style-name="P3"><text:span text:style-name="T2">Modificar algunos de los programas ya realizados para que obtengan los datos de un fichero y lo escriban en otro (“entrada.dat” y “salida.dat” por ejemplo).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Leer una matriz desde un archivo y escribirla por pantalla.</text:span></text:p>
                <text:p text:style-name="P3"><text:span text:style-name="T2"/></text:p>
              </text:list-item>
              <text:list-item>
                <text:p text:style-name="P3"><text:span text:style-name="T2">Leer una matriz desde un archivo y escribir el doble de la matriz por pantalla.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04-16T17:14:57.430569043</dc:date>
    <dc:creator>trivi </dc:creator>
    <meta:editing-duration>PT5H35M7S</meta:editing-duration>
    <meta:editing-cycles>46</meta:editing-cycles>
    <meta:generator>LibreOffice/4.3.3.2$Linux_X86_64 LibreOffice_project/430m0$Build-2</meta:generator>
    <meta:document-statistic meta:object-count="51"/>
  </office:meta>
</office:document-meta>
</file>